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0.67cm"/>
    </style:style>
    <style:style style:name="P2" style:family="paragraph" style:parent-style-name="Body_20_Text_20_2">
      <style:paragraph-properties fo:line-height="0.67cm" fo:text-align="justify" style:justify-single-word="false"/>
      <style:text-properties fo:font-size="14pt" fo:font-style="normal" fo:font-weight="normal" style:font-size-asian="14pt" style:font-style-asian="normal" style:font-weight-asian="normal" style:font-size-complex="14pt" style:font-weight-complex="normal"/>
    </style:style>
    <style:style style:name="P3" style:family="paragraph" style:parent-style-name="Body_20_Text_20_2">
      <style:paragraph-properties fo:margin-left="0cm" fo:margin-right="0cm" fo:line-height="0.67cm" fo:text-align="justify" style:justify-single-word="false" fo:text-indent="0.953cm" style:auto-text-indent="false"/>
    </style:style>
    <style:style style:name="P4" style:family="paragraph" style:parent-style-name="Body_20_Text_20_2">
      <style:paragraph-properties fo:margin-left="0cm" fo:margin-right="0cm" fo:line-height="0.67cm" fo:text-align="justify" style:justify-single-word="false" fo:text-indent="0.953cm" style:auto-text-indent="false"/>
      <style:text-properties officeooo:paragraph-rsid="0008e2cd"/>
    </style:style>
    <style:style style:name="P5" style:family="paragraph" style:parent-style-name="Standard">
      <style:paragraph-properties fo:line-height="0.67cm"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top="0cm" fo:margin-bottom="0cm" style:contextual-spacing="true" fo:line-height="0.67cm" fo:text-align="center" style:justify-single-word="false">
        <style:tab-stops>
          <style:tab-stop style:position="15.704cm" style:leader-style="solid" style:leader-text="_"/>
        </style:tab-stops>
      </style:paragraph-properties>
    </style:style>
    <style:style style:name="P8" style:family="paragraph" style:parent-style-name="Standard">
      <style:paragraph-properties fo:margin-top="0cm" fo:margin-bottom="0cm" style:contextual-spacing="true" fo:line-height="0.67cm" fo:text-align="center" style:justify-single-word="false">
        <style:tab-stops>
          <style:tab-stop style:position="15.704cm" style:leader-style="solid" style:leader-text="_"/>
        </style:tab-stops>
      </style:paragraph-properties>
      <style:text-properties fo:font-size="14pt" fo:language="uk" fo:country="UA" style:font-size-asian="14pt" style:font-size-complex="14pt"/>
    </style:style>
    <style:style style:name="P9" style:family="paragraph" style:parent-style-name="Standard" style:master-page-name="Standard">
      <style:paragraph-properties fo:line-height="0.67cm" fo:text-align="center" style:justify-single-word="false" style:page-number="auto"/>
      <style:text-properties fo:text-transform="uppercase" fo:font-size="16pt" fo:language="uk" fo:country="UA" fo:font-weight="bold" style:font-size-asian="16pt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language="uk" fo:country="UA" fo:font-weight="bold" style:font-size-asian="14pt" style:font-weight-asian="bold" style:font-weight-complex="bold"/>
    </style:style>
    <style:style style:name="T3" style:family="text">
      <style:text-properties fo:font-size="14pt" fo:language="uk" fo:country="UA" fo:font-weight="bold" officeooo:rsid="00063496" style:font-size-asian="14pt" style:font-weight-asian="bold" style:font-size-complex="14pt"/>
    </style:style>
    <style:style style:name="T4" style:family="text">
      <style:text-properties fo:font-size="14pt" fo:language="uk" fo:country="UA" style:font-size-asian="14pt" style:font-size-complex="14pt"/>
    </style:style>
    <style:style style:name="T5" style:family="text">
      <style:text-properties fo:font-size="14pt" fo:language="uk" fo:country="UA" officeooo:rsid="00063496" style:font-size-asian="14pt" style:font-size-complex="14pt"/>
    </style:style>
    <style:style style:name="T6" style:family="text">
      <style:text-properties fo:font-size="14pt" fo:font-style="normal" fo:font-weight="normal" style:font-size-asian="14pt" style:font-style-asian="normal" style:font-weight-asian="normal" style:font-size-complex="14pt" style:font-weight-complex="normal"/>
    </style:style>
    <style:style style:name="T7" style:family="text">
      <style:text-properties fo:font-size="14pt" fo:font-style="normal" fo:font-weight="normal" officeooo:rsid="00073bd6" style:font-size-asian="14pt" style:font-style-asian="normal" style:font-weight-asian="normal" style:font-size-complex="14pt" style:font-weight-complex="normal"/>
    </style:style>
    <style:style style:name="T8" style:family="text">
      <style:text-properties fo:font-size="14pt" fo:font-style="normal" fo:font-weight="normal" officeooo:rsid="0007e368" style:font-size-asian="14pt" style:font-style-asian="normal" style:font-weight-asian="normal" style:font-size-complex="14pt" style:font-weight-complex="normal"/>
    </style:style>
    <style:style style:name="T9" style:family="text">
      <style:text-properties fo:font-size="14pt" fo:font-style="normal" fo:font-weight="normal" officeooo:rsid="0008e2cd" style:font-size-asian="14pt" style:font-style-asian="normal" style:font-weight-asian="normal" style:font-size-complex="14pt" style:font-weight-complex="normal"/>
    </style:style>
    <style:style style:name="T10" style:family="text">
      <style:text-properties fo:font-size="14pt" fo:font-style="normal" fo:font-weight="normal" officeooo:rsid="0009ed25" style:font-size-asian="14pt" style:font-style-asian="normal" style:font-weight-asian="normal" style:font-size-complex="14pt" style:font-weight-complex="normal"/>
    </style:style>
    <style:style style:name="T11" style:family="text">
      <style:text-properties fo:font-size="14pt" fo:font-style="normal" fo:font-weight="normal" officeooo:rsid="000b4a63" style:font-size-asian="14pt" style:font-style-asian="normal" style:font-weight-asian="normal" style:font-size-complex="14pt" style:font-weight-complex="normal"/>
    </style:style>
    <style:style style:name="T12" style:family="text">
      <style:text-properties fo:font-size="14pt" fo:language="en" fo:country="US" fo:font-style="normal" fo:font-weight="normal" style:font-size-asian="14pt" style:font-style-asian="normal" style:font-weight-asian="normal" style:font-size-complex="14pt" style:font-weight-complex="normal"/>
    </style:style>
    <style:style style:name="T13" style:family="text">
      <style:text-properties fo:font-size="14pt" fo:language="ru" fo:country="RU" fo:font-style="normal" fo:font-weight="normal" style:font-size-asian="14pt" style:font-style-asian="normal" style:font-weight-asian="normal" style:font-size-complex="14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РЕЦЕНЗІЯ</text:p>
      <text:p text:style-name="P5"><text:span text:style-name="T2">на дипломну роботу освітньо-кваліфікаційного рівня “Магістр”,</text:span></text:p>
      <text:p text:style-name="P7"><text:span text:style-name="T4">виконану на тему </text:span></text:p>
      <text:p text:style-name="P6"><text:span text:style-name="T4">«</text:span><text:span text:style-name="T5">МЕТОДИ РОЗПІЗНАВАННЯ ГРАФІЧНИХ ОБРАЗІВ НА ОСНОВІ ВИКОРИСТАННЯ БАГАТОПРОЦЕСОРНИХ АРХІТЕКТУР</text:span><text:span text:style-name="T4">»</text:span></text:p>
      <text:p text:style-name="P7"><text:span text:style-name="T4">студентом групи КВ-</text:span><text:span text:style-name="T5">92</text:span><text:span text:style-name="T4">М </text:span><text:span text:style-name="T3">Паляницею Олегом Вікторовичем</text:span></text:p>
      <text:p text:style-name="P8"/>
      <text:p text:style-name="P3"><text:span text:style-name="T6">Магістерська дисертація </text:span><text:span text:style-name="T7">Паляниці О.В.</text:span><text:span text:style-name="T6">, подана для рецензування, за змістом повністю відповідає затвердженій темі та завданню. </text:span></text:p>
      <text:p text:style-name="P3"><text:span text:style-name="T8">В роботі розроблено модифікації методів Віоли-Джонса та MB-LBP, що дозволяють значно прискорити процеси тренування сильного класифікатора та виявлення графічних об'єктів на зображеннях.</text:span><text:span text:style-name="T6"> Тематика дослідження є актуальною, оскільки розробка нових методів та алгоритмів, що можуть прискорити обчислення задач, час рішення яких зараз є занадто великим, була і залишається актуальною проблемою сьогодення. </text:span><text:span text:style-name="T13">Особливо це важливо в галузі задач штучного інтелекту, яка відзначається надзвичайно великим обсягом даних і високими вимогами до швидкості їх обробки</text:span><text:span text:style-name="T6">. </text:span><text:span text:style-name="T9">Запропонований метод базується на використанні розподіленої системи обчислювальних елементів та графічних процесорів для проведення паралельних обчислень. </text:span><text:span text:style-name="T11">Запропоновані методи дозволяють швидко змінювати структуру класифікаторів при зміні набору даних та проводити класифікацію графічних об'єктів у реальному часі</text:span><text:span text:style-name="T6">. В цьому полягає практична цінність результатів рецензованої магістерської дисертації.</text:span></text:p>
      <text:p text:style-name="P4"><text:span text:style-name="T9">У порівнянні з іншими модифікаціями вихідних методів, запропоновані методи рівномірно розподіля</text:span><text:span text:style-name="T10">ють</text:span><text:span text:style-name="T9"> навантаження на процесори розподіленої системи, масштабу</text:span><text:span text:style-name="T10">ються</text:span><text:span text:style-name="T9"> на системи будь-якого роз</text:span><text:span text:style-name="T10">міру та ефективно використовують апаратні ресурси під час виявлення графічних об'єктів на зображеннях.</text:span></text:p>
      <text:p text:style-name="P3"><text:span text:style-name="T6">В цілому магістерська дисертація виконана на високому рівні; вважаю, що робота відповідає всім вимогам, що висуваються до випускних дипломних робіт освітньо-кваліфікаційного рівня «Магістр» за спеціальністю «Інженерія програмного забезпечення», і заслуговує оцінки “відмінно”, а її авторові, </text:span><text:span text:style-name="T8">Паляниці О.В</text:span><text:span text:style-name="T6">., може бути присвоєний кваліфікаційний рівень «Професіонал у галузі програмування».</text:span></text:p>
      <text:p text:style-name="P2"/>
      <text:p text:style-name="P2"/>
      <text:p text:style-name="P1"><text:span text:style-name="T1">Рецензент </text:span></text:p>
      <text:p text:style-name="P1"><text:span text:style-name="T1">ст. викладач кафедри АСОІУ ФІОТ<text:tab/> <text:s text:c="2"/>_______<text:tab/> <text:s text:c="4"/>Молчановський О.І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language="uk" fo:country="UA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ody_20_Text_20_2" style:display-name="Body Text 2" style:family="paragraph" style:parent-style-name="Standard">
      <style:text-properties fo:language="uk" fo:country="UA" fo:font-style="italic" fo:font-weight="bold" style:font-style-asian="italic" style:font-weight-asian="bold" style:font-style-complex="italic" style:font-weight-complex="bold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alloon_20_Text" style:display-name="Balloon Text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Body_20_Text_20_Char" style:display-name="Body Text Char" style:family="text">
      <style:text-properties fo:font-size="12pt" fo:language="uk" fo:country="UA" style:font-size-asian="12pt" style:font-size-complex="12pt" style:language-complex="ar" style:country-complex="SA"/>
    </style:style>
    <style:style style:name="Document_20_Map_20_Char" style:display-name="Document Map Char" style:family="text">
      <style:text-properties style:font-name="Tahoma" fo:font-family="Tahoma" style:font-family-generic="swiss" style:font-pitch="variable" fo:font-size="8pt" fo:language="ru" fo:country="RU" style:font-size-asian="8pt" style:font-name-complex="Tahoma" style:font-family-complex="Tahoma" style:font-family-generic-complex="swiss" style:font-pitch-complex="variable" style:font-size-complex="8pt"/>
    </style:style>
    <style:style style:name="Body_20_Text_20_2_20_Char" style:display-name="Body Text 2 Char" style:family="text">
      <style:text-properties fo:font-size="12pt" fo:language="uk" fo:country="UA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fo:language="ru" fo:country="RU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ime</meta:initial-creator>
    <meta:creation-date>2014-06-10T01:37:00</meta:creation-date>
    <dc:date>2015-06-09T22:59:55.367849082</dc:date>
    <meta:print-date>2014-06-12T14:29:00</meta:print-date>
    <meta:editing-cycles>27</meta:editing-cycles>
    <meta:editing-duration>PT1H57M31S</meta:editing-duration>
    <meta:generator>LibreOffice/4.2.8.2$Linux_X86_64 LibreOffice_project/420m0$Build-2</meta:generator>
    <meta:document-statistic meta:table-count="0" meta:image-count="0" meta:object-count="0" meta:page-count="1" meta:paragraph-count="11" meta:word-count="243" meta:character-count="2062" meta:non-whitespace-character-count="1818"/>
  </office:meta>
</office:document-meta>
</file>